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lsevierGulliver" svg:font-family="ElsevierGulliver, Georgia, 'Times New Roman', Times, STIXGeneral, 'Cambria Math', 'Lucida Sans Unicode', 'Microsoft Sans Serif', 'Segoe UI Symbol', 'Arial Unicode MS', serif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3368in" table:align="left"/>
    </style:style>
    <style:style style:name="Table1.A" style:family="table-column">
      <style:table-column-properties style:column-width="0.4639in"/>
    </style:style>
    <style:style style:name="Table1.B" style:family="table-column">
      <style:table-column-properties style:column-width="0.872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officeooo:rsid="00061301" officeooo:paragraph-rsid="00061301"/>
    </style:style>
    <style:style style:name="P2" style:family="paragraph" style:parent-style-name="Standard">
      <style:paragraph-properties fo:text-align="start" style:justify-single-word="false"/>
      <style:text-properties officeooo:rsid="00061301" officeooo:paragraph-rsid="00061301"/>
    </style:style>
    <style:style style:name="P3" style:family="paragraph" style:parent-style-name="Standard">
      <style:paragraph-properties fo:text-align="start" style:justify-single-word="false"/>
      <style:text-properties officeooo:rsid="00061301" officeooo:paragraph-rsid="00076318"/>
    </style:style>
    <style:style style:name="P4" style:family="paragraph" style:parent-style-name="Table_20_Heading">
      <style:paragraph-properties fo:text-align="center" style:justify-single-word="false"/>
      <style:text-properties officeooo:paragraph-rsid="00076318"/>
    </style:style>
    <style:style style:name="P5" style:family="paragraph" style:parent-style-name="Table_20_Heading">
      <style:paragraph-properties fo:margin-left="0in" fo:margin-right="0in" fo:text-align="center" style:justify-single-word="false" fo:text-indent="0in" style:auto-text-indent="false"/>
      <style:text-properties officeooo:paragraph-rsid="00076318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076318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rsid="00076318" officeooo:paragraph-rsid="00076318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/>
      <style:text-properties officeooo:paragraph-rsid="00076318"/>
    </style:style>
    <style:style style:name="P9" style:family="paragraph" style:parent-style-name="Standard">
      <style:paragraph-properties fo:text-align="start" style:justify-single-word="false"/>
      <style:text-properties officeooo:paragraph-rsid="0008e91a"/>
    </style:style>
    <style:style style:name="P10" style:family="paragraph" style:parent-style-name="Standard">
      <style:paragraph-properties fo:text-align="start" style:justify-single-word="false"/>
      <style:text-properties officeooo:rsid="0008e91a" officeooo:paragraph-rsid="0008e91a"/>
    </style:style>
    <style:style style:name="P11" style:family="paragraph" style:parent-style-name="Standard">
      <style:paragraph-properties fo:text-align="start" style:justify-single-word="false"/>
      <style:text-properties officeooo:paragraph-rsid="000a9c6a"/>
    </style:style>
    <style:style style:name="T1" style:family="text">
      <style:text-properties style:text-position="super 58%"/>
    </style:style>
    <style:style style:name="T2" style:family="text">
      <style:text-properties officeooo:rsid="00076318"/>
    </style:style>
    <style:style style:name="T3" style:family="text">
      <style:text-properties officeooo:rsid="0008e91a"/>
    </style:style>
    <style:style style:name="T4" style:family="text">
      <style:text-properties style:text-position="super 58%" officeooo:rsid="0008e91a"/>
    </style:style>
    <style:style style:name="T5" style:family="text">
      <style:text-properties style:text-position="0% 100%" officeooo:rsid="0008e91a"/>
    </style:style>
    <style:style style:name="T6" style:family="text">
      <style:text-properties style:text-position="0% 100%"/>
    </style:style>
    <style:style style:name="T7" style:family="text">
      <style:text-properties officeooo:rsid="000a9c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EN 5322: Fundamentals of Air Quality</text:p>
      <text:p text:style-name="P1">Assignment 3</text:p>
      <text:p text:style-name="P1">Due: Dec 2<text:span text:style-name="T1">nd</text:span> 2024</text:p>
      <text:p text:style-name="P1">___________________________________________________________________________________</text:p>
      <text:p text:style-name="P1"/>
      <text:p text:style-name="P2">1. <text:s/>A restaurant has a dining area that is 10 m in length, 10 m in width and 3 m in height. <text:s/>The HVAC system provides an air exchange rate of 5 exchanges per hour. <text:s/>The restaurant kitchen uses a <text:span text:style-name="T2">LPG</text:span> stove <text:span text:style-name="T2">that</text:span> emits <text:span text:style-name="T2">0.2</text:span> g of NOx and 0.<text:span text:style-name="T2">0002</text:span> g of SOx per <text:span text:style-name="T2">second</text:span>. <text:s/>If the restaurant operates for 12 hours a day (10 AM- 10 PM) and is closed for the remaining time. <text:s/>Compute the concentration of NOx and SOx in the restaurant. <text:s/><text:span text:style-name="T2">The restaurant has an average of 50 customers per hour</text:span> <text:s/>State your assumptions. <text:s/><text:span text:style-name="T2">The half-life of NOx is roughly 50 min and that of SOx is 1 hour 15 minutes (most of the NOx and SOx are removed by adsorption to the walls and other surfaces). <text:s/></text:span><text:span text:style-name="T3">Assume the ambient outdoor air has a NOx concentration of 50 ppb and SOx is 0.5 ppb.</text:span></text:p>
      <text:p text:style-name="P2"/>
      <text:p text:style-name="P3">2. <text:s/><text:span text:style-name="T2">The average number of customers varies during the 12 hours as shown below. <text:s/>Develop concentration profiles assuming the emission rate is proportional to the number of customers. <text:s/>Use the values provided in the above example for 50 customers and scale appropriately</text:span></text:p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Hour</text:p>
            </table:table-cell>
            <table:table-cell table:style-name="Table1.A1" office:value-type="string">
              <text:p text:style-name="P5">Customers</text:p>
            </table:table-cell>
          </table:table-row>
        </table:table-header-rows>
        <table:table-row>
          <table:table-cell table:style-name="Table1.A1" office:value-type="string">
            <text:p text:style-name="P6">1<text:span text:style-name="T2">0- 11</text:span></text:p>
          </table:table-cell>
          <table:table-cell table:style-name="Table1.A1" office:value-type="string">
            <text:p text:style-name="P6">20</text:p>
          </table:table-cell>
        </table:table-row>
        <table:table-row>
          <table:table-cell table:style-name="Table1.A1" office:value-type="string">
            <text:p text:style-name="P7">11-12</text:p>
          </table:table-cell>
          <table:table-cell table:style-name="Table1.A1" office:value-type="string">
            <text:p text:style-name="P7">50</text:p>
          </table:table-cell>
        </table:table-row>
        <table:table-row>
          <table:table-cell table:style-name="Table1.A1" office:value-type="string">
            <text:p text:style-name="P7">12-1</text:p>
          </table:table-cell>
          <table:table-cell table:style-name="Table1.A1" office:value-type="string">
            <text:p text:style-name="P7">80</text:p>
          </table:table-cell>
        </table:table-row>
        <table:table-row>
          <table:table-cell table:style-name="Table1.A1" office:value-type="string">
            <text:p text:style-name="P7">1 - 2</text:p>
          </table:table-cell>
          <table:table-cell table:style-name="Table1.A1" office:value-type="string">
            <text:p text:style-name="P7">50</text:p>
          </table:table-cell>
        </table:table-row>
        <table:table-row>
          <table:table-cell table:style-name="Table1.A1" office:value-type="string">
            <text:p text:style-name="P7">2 - 3</text:p>
          </table:table-cell>
          <table:table-cell table:style-name="Table1.A1" office:value-type="string">
            <text:p text:style-name="P7">40</text:p>
          </table:table-cell>
        </table:table-row>
        <table:table-row>
          <table:table-cell table:style-name="Table1.A1" office:value-type="string">
            <text:p text:style-name="P7">3 - 4</text:p>
          </table:table-cell>
          <table:table-cell table:style-name="Table1.A1" office:value-type="string">
            <text:p text:style-name="P7">20</text:p>
          </table:table-cell>
        </table:table-row>
        <table:table-row>
          <table:table-cell table:style-name="Table1.A1" office:value-type="string">
            <text:p text:style-name="P7">4 - 5</text:p>
          </table:table-cell>
          <table:table-cell table:style-name="Table1.A1" office:value-type="string">
            <text:p text:style-name="P7">30</text:p>
          </table:table-cell>
        </table:table-row>
        <table:table-row>
          <table:table-cell table:style-name="Table1.A1" office:value-type="string">
            <text:p text:style-name="P7">5 - 6</text:p>
          </table:table-cell>
          <table:table-cell table:style-name="Table1.A1" office:value-type="string">
            <text:p text:style-name="P6">1<text:span text:style-name="T2">2</text:span>0</text:p>
          </table:table-cell>
        </table:table-row>
        <table:table-row>
          <table:table-cell table:style-name="Table1.A1" office:value-type="string">
            <text:p text:style-name="P7">6 - 7</text:p>
          </table:table-cell>
          <table:table-cell table:style-name="Table1.A1" office:value-type="string">
            <text:p text:style-name="P7">100</text:p>
          </table:table-cell>
        </table:table-row>
        <table:table-row>
          <table:table-cell table:style-name="Table1.A1" office:value-type="string">
            <text:p text:style-name="P7">7 - 8</text:p>
          </table:table-cell>
          <table:table-cell table:style-name="Table1.A1" office:value-type="string">
            <text:p text:style-name="P6">70</text:p>
          </table:table-cell>
        </table:table-row>
        <table:table-row>
          <table:table-cell table:style-name="Table1.A1" office:value-type="string">
            <text:p text:style-name="P7">8- 9</text:p>
          </table:table-cell>
          <table:table-cell table:style-name="Table1.A1" office:value-type="string">
            <text:p text:style-name="P7">40</text:p>
          </table:table-cell>
        </table:table-row>
        <table:table-row>
          <table:table-cell table:style-name="Table1.A1" office:value-type="string">
            <text:p text:style-name="P7">9 - 10</text:p>
          </table:table-cell>
          <table:table-cell table:style-name="Table1.A1" office:value-type="string">
            <text:p text:style-name="P8">30</text:p>
          </table:table-cell>
        </table:table-row>
      </table:table>
      <text:p text:style-name="P3"><text:span text:style-name="T2"><text:s/></text:span><text:s text:c="5"/></text:p>
      <text:p text:style-name="P9"><text:span text:style-name="T3">3. <text:s/>A carpeted area of 80 sq. m in a commercial establishment that is 10 m long, 10 m wide and 3 m tall emits formaldehyde (HCHO). <text:s/>The emission rate is 0.05 mg/m²·h at 22°C, increasing by 2% per degree above 22°C, and decreasing by 1% per degree below 22°C. <text:s text:c="3"/>The temperature in the establishment are as follows:</text:span></text:p>
      <text:p text:style-name="P9"><text:span text:style-name="T3">Morning – 6 hours – 10</text:span><text:span text:style-name="T4">o </text:span><text:span text:style-name="T5">C</text:span></text:p>
      <text:p text:style-name="P9"><text:span text:style-name="T5">Afternoon – 6 hours – 25 </text:span><text:span text:style-name="T4">o</text:span><text:span text:style-name="T5">C</text:span></text:p>
      <text:p text:style-name="P9"><text:span text:style-name="T5">Evening – 6 hours – 22 </text:span><text:span text:style-name="T3"><text:s/></text:span><text:span text:style-name="T4">o</text:span><text:span text:style-name="T5">C</text:span></text:p>
      <text:p text:style-name="P10"><text:span text:style-name="T6">Night – 6 hours – 15 <text:s/></text:span><text:span text:style-name="T1">o</text:span><text:span text:style-name="T6">C</text:span></text:p>
      <text:p text:style-name="P10"/>
      <text:p text:style-name="P11"><text:span text:style-name="T7">Compute the concentration of HCHO in a glass of water left in the room. <text:s/>The </text:span>Henry's Law constant = <text:span text:style-name="T7">5020 M/atm at 293 C and the temperature dependence is given by the Arrhenius equation as follows:</text:span></text:p>
      <text:p text:style-name="P11"><text:span text:style-name="T7">ln </text:span><text:span text:style-name="Emphasis"><text:span text:style-name="T7">H</text:span></text:span><text:span text:style-name="T7"> = (6423 ± 542)/</text:span><text:span text:style-name="Emphasis"><text:span text:style-name="T7">T</text:span></text:span><text:span text:style-name="T7"> − (13.4 ± 2.0) (per Allou et al., 2011; Atm.Env. 45, 2991-2998). <text:s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lsevierGulliver" svg:font-family="ElsevierGulliver, Georgia, 'Times New Roman', Times, STIXGeneral, 'Cambria Math', 'Lucida Sans Unicode', 'Microsoft Sans Serif', 'Segoe UI Symbol', 'Arial Unicode MS', serif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3:57:57.159134836</meta:creation-date>
    <dc:date>2024-11-18T04:41:36.332941115</dc:date>
    <meta:editing-duration>PT10M36S</meta:editing-duration>
    <meta:editing-cycles>1</meta:editing-cycles>
    <meta:document-statistic meta:table-count="1" meta:image-count="0" meta:object-count="0" meta:page-count="1" meta:paragraph-count="40" meta:word-count="381" meta:character-count="1974" meta:non-whitespace-character-count="1598"/>
    <meta:generator>LibreOffice/24.8.2.1$Linux_X86_64 LibreOffice_project/0f794b6e29741098670a3b95d60478a65d05ef13</meta:generator>
  </office:meta>
</office:document-meta>
</file>